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8.7264in" svg:y="0.4602in">
            <draw:object draw:notify-on-update-of-ranges="Sheet1.A2:Sheet1.A19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ck Pop</text:p>
          </table:table-cell>
          <table:table-cell office:value-type="string" calcext:value-type="string">
            <text:p>Percent Chang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Percent Change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1395" calcext:value-type="float">
            <text:p>11395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439" calcext:value-type="float">
            <text:p>10439</text:p>
          </table:table-cell>
          <table:table-cell table:formula="of:=[.B3]/[.B2]*100" office:value-type="float" office:value="91.6103554190434" calcext:value-type="float">
            <text:p>91.6103554190434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4472" calcext:value-type="float">
            <text:p>14472</text:p>
          </table:table-cell>
          <table:table-cell table:formula="of:=[.B4]/[.B3]*100" office:value-type="float" office:value="138.633968770955" calcext:value-type="float">
            <text:p>138.633968770955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895" calcext:value-type="float">
            <text:p>16895</text:p>
          </table:table-cell>
          <table:table-cell table:formula="of:=[.B5]/[.B4]*100" office:value-type="float" office:value="116.742675511332" calcext:value-type="float">
            <text:p>116.742675511332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0073" calcext:value-type="float">
            <text:p>20073</text:p>
          </table:table-cell>
          <table:table-cell table:formula="of:=[.B6]/[.B5]*100" office:value-type="float" office:value="118.810298905001" calcext:value-type="float">
            <text:p>118.810298905001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273" calcext:value-type="float">
            <text:p>18273</text:p>
          </table:table-cell>
          <table:table-cell table:formula="of:=[.B7]/[.B6]*100" office:value-type="float" office:value="91.0327305335525" calcext:value-type="float">
            <text:p>91.0327305335525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3914" calcext:value-type="float">
            <text:p>13914</text:p>
          </table:table-cell>
          <table:table-cell table:formula="of:=[.B8]/[.B7]*100" office:value-type="float" office:value="76.1451321622065" calcext:value-type="float">
            <text:p>76.1451321622065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374" calcext:value-type="float">
            <text:p>17374</text:p>
          </table:table-cell>
          <table:table-cell table:formula="of:=[.B9]/[.B8]*100" office:value-type="float" office:value="124.867040390973" calcext:value-type="float">
            <text:p>124.867040390973</text:p>
          </table:table-cell>
          <table:table-cell office:value-type="float" office:value="2265" calcext:value-type="float">
            <text:p>2265</text:p>
          </table:table-cell>
          <table:table-cell table:formula="of:=[.D9]/[.D8]*100" office:value-type="float" office:value="212.676056338028" calcext:value-type="float">
            <text:p>212.67605633802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4299" calcext:value-type="float">
            <text:p>24299</text:p>
          </table:table-cell>
          <table:table-cell table:formula="of:=[.B10]/[.B9]*100" office:value-type="float" office:value="139.858409117071" calcext:value-type="float">
            <text:p>139.858409117071</text:p>
          </table:table-cell>
          <table:table-cell office:value-type="float" office:value="4473" calcext:value-type="float">
            <text:p>4473</text:p>
          </table:table-cell>
          <table:table-cell table:formula="of:=[.D10]/[.D9]" office:value-type="float" office:value="1.97483443708609" calcext:value-type="float">
            <text:p>1.9748344370860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4175" calcext:value-type="float">
            <text:p>34175</text:p>
          </table:table-cell>
          <table:table-cell table:formula="of:=[.B11]/[.B10]*100" office:value-type="float" office:value="140.643647886744" calcext:value-type="float">
            <text:p>140.643647886744</text:p>
          </table:table-cell>
          <table:table-cell office:value-type="float" office:value="7094" calcext:value-type="float">
            <text:p>7094</text:p>
          </table:table-cell>
          <table:table-cell table:formula="of:=[.D11]/[.D10]" office:value-type="float" office:value="1.58596020567852" calcext:value-type="float">
            <text:p>1.5859602056785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2673" calcext:value-type="float">
            <text:p>42673</text:p>
          </table:table-cell>
          <table:table-cell table:formula="of:=[.B12]/[.B11]*100" office:value-type="float" office:value="124.866130212143" calcext:value-type="float">
            <text:p>124.866130212143</text:p>
          </table:table-cell>
          <table:table-cell office:value-type="float" office:value="11557" calcext:value-type="float">
            <text:p>11557</text:p>
          </table:table-cell>
          <table:table-cell table:formula="of:=[.D12]/[.D11]" office:value-type="float" office:value="1.62912320270651" calcext:value-type="float">
            <text:p>1.6291232027065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5268" calcext:value-type="float">
            <text:p>55268</text:p>
          </table:table-cell>
          <table:table-cell table:formula="of:=[.B13]/[.B12]*100" office:value-type="float" office:value="129.515150094908" calcext:value-type="float">
            <text:p>129.515150094908</text:p>
          </table:table-cell>
          <table:table-cell office:value-type="float" office:value="18091" calcext:value-type="float">
            <text:p>18091</text:p>
          </table:table-cell>
          <table:table-cell table:formula="of:=[.D13]/[.D12]" office:value-type="float" office:value="1.56537163623778" calcext:value-type="float">
            <text:p>1.5653716362377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7031" calcext:value-type="float">
            <text:p>67031</text:p>
          </table:table-cell>
          <table:table-cell table:formula="of:=[.B14]/[.B13]*100" office:value-type="float" office:value="121.283563725845" calcext:value-type="float">
            <text:p>121.283563725845</text:p>
          </table:table-cell>
          <table:table-cell office:value-type="float" office:value="34014" calcext:value-type="float">
            <text:p>34014</text:p>
          </table:table-cell>
          <table:table-cell table:formula="of:=[.D14]/[.D13]" office:value-type="float" office:value="1.88016140622409" calcext:value-type="float">
            <text:p>1.88016140622409</text:p>
          </table:table-cell>
        </table:table-row>
        <table:table-row table:style-name="ro1">
          <table:table-cell office:value-type="string" calcext:value-type="string">
            <text:p>1920 Estimate</text:p>
          </table:table-cell>
          <table:table-cell table:formula="of:=([.B14]+[.B16])/2" office:value-type="float" office:value="97501" calcext:value-type="float">
            <text:p>97501</text:p>
          </table:table-cell>
          <table:table-cell table:formula="of:=[.B15]/[.B14]*100" office:value-type="float" office:value="145.45657979144" calcext:value-type="float">
            <text:p>145.45657979144</text:p>
          </table:table-cell>
          <table:table-cell table:formula="of:=([.D14]+[.D16])/2" office:value-type="float" office:value="58344.5" calcext:value-type="float">
            <text:p>58344.5</text:p>
          </table:table-cell>
          <table:table-cell table:formula="of:=[.D15]/[.D14]" office:value-type="float" office:value="1.71530840242253" calcext:value-type="float">
            <text:p>1.7153084024225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7971" calcext:value-type="float">
            <text:p>127971</text:p>
          </table:table-cell>
          <table:table-cell table:formula="of:=[.B16]/[.B15]*100" office:value-type="float" office:value="131.2509615286" calcext:value-type="float">
            <text:p>131.2509615286</text:p>
          </table:table-cell>
          <table:table-cell office:value-type="float" office:value="82675" calcext:value-type="float">
            <text:p>82675</text:p>
          </table:table-cell>
          <table:table-cell table:formula="of:=[.D16]/[.D15]" office:value-type="float" office:value="1.41701445723247" calcext:value-type="float">
            <text:p>1.4170144572324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51826" calcext:value-type="float">
            <text:p>151826</text:p>
          </table:table-cell>
          <table:table-cell table:formula="of:=[.B17]/[.B16]*100" office:value-type="float" office:value="118.640942088442" calcext:value-type="float">
            <text:p>118.640942088442</text:p>
          </table:table-cell>
          <table:table-cell office:value-type="float" office:value="100899" calcext:value-type="float">
            <text:p>100899</text:p>
          </table:table-cell>
          <table:table-cell table:formula="of:=[.D17]/[.D16]" office:value-type="float" office:value="1.22042939219837" calcext:value-type="float">
            <text:p>1.2204293921983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7052" calcext:value-type="float">
            <text:p>197052</text:p>
          </table:table-cell>
          <table:table-cell table:formula="of:=[.B18]/[.B17]*100" office:value-type="float" office:value="129.788046843097" calcext:value-type="float">
            <text:p>129.788046843097</text:p>
          </table:table-cell>
          <table:table-cell office:value-type="float" office:value="134042" calcext:value-type="float">
            <text:p>134042</text:p>
          </table:table-cell>
          <table:table-cell table:formula="of:=[.D18]/[.D17]" office:value-type="float" office:value="1.32847699184333" calcext:value-type="float">
            <text:p>1.3284769918433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72111" calcext:value-type="float">
            <text:p>272111</text:p>
          </table:table-cell>
          <table:table-cell table:formula="of:=[.B19]/[.B18]*100" office:value-type="float" office:value="138.090960761626" calcext:value-type="float">
            <text:p>138.090960761626</text:p>
          </table:table-cell>
          <table:table-cell office:value-type="float" office:value="201564" calcext:value-type="float">
            <text:p>201564</text:p>
          </table:table-cell>
          <table:table-cell table:formula="of:=[.D19]/[.D18]" office:value-type="float" office:value="1.50373763447278" calcext:value-type="float">
            <text:p>1.50373763447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1T06:12:08.193000000</meta:creation-date>
    <dc:date>2025-06-21T06:25:00.105000000</dc:date>
    <meta:editing-duration>PT12M52S</meta:editing-duration>
    <meta:editing-cycles>2</meta:editing-cycles>
    <meta:generator>LibreOffice/7.3.7.2$Windows_X86_64 LibreOffice_project/e114eadc50a9ff8d8c8a0567d6da8f454beeb84f</meta:generator>
    <meta:document-statistic meta:table-count="1" meta:cell-count="8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2:Sheet1.B19" svg:x="0.319cm" svg:y="0.18cm" svg:width="12.508cm" svg:height="8.645cm">
          <chart:coordinate-region svg:x="1.681cm" svg:y="0.379cm" svg:width="10.77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class="chart:scatter">
            <chart:domain table:cell-range-address="Sheet1.A2:Sheet1.A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0">
                <text:p>1790</text:p>
                <draw:g>
                  <svg:desc>Sheet1.A2:Sheet1.A19</svg:desc>
                </draw:g>
              </table:table-cell>
              <table:table-cell office:value-type="float" office:value="11395">
                <text:p>11395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10439">
                <text:p>10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0">
                <text:p>1810</text:p>
              </table:table-cell>
              <table:table-cell office:value-type="float" office:value="14472">
                <text:p>1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0">
                <text:p>1820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0">
                <text:p>1830</text:p>
              </table:table-cell>
              <table:table-cell office:value-type="float" office:value="20073">
                <text:p>20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0">
                <text:p>1840</text:p>
              </table:table-cell>
              <table:table-cell office:value-type="float" office:value="18273">
                <text:p>18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0">
                <text:p>1850</text:p>
              </table:table-cell>
              <table:table-cell office:value-type="float" office:value="13914">
                <text:p>13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0">
                <text:p>1860</text:p>
              </table:table-cell>
              <table:table-cell office:value-type="float" office:value="17374">
                <text:p>17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0">
                <text:p>1870</text:p>
              </table:table-cell>
              <table:table-cell office:value-type="float" office:value="24299">
                <text:p>24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0">
                <text:p>1880</text:p>
              </table:table-cell>
              <table:table-cell office:value-type="float" office:value="34175">
                <text:p>34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0">
                <text:p>1890</text:p>
              </table:table-cell>
              <table:table-cell office:value-type="float" office:value="42673">
                <text:p>42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55268">
                <text:p>55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0">
                <text:p>1910</text:p>
              </table:table-cell>
              <table:table-cell office:value-type="float" office:value="67031">
                <text:p>67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97501">
                <text:p>97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0">
                <text:p>1930</text:p>
              </table:table-cell>
              <table:table-cell office:value-type="float" office:value="127971">
                <text:p>127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0">
                <text:p>1940</text:p>
              </table:table-cell>
              <table:table-cell office:value-type="float" office:value="151826">
                <text:p>151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0">
                <text:p>1950</text:p>
              </table:table-cell>
              <table:table-cell office:value-type="float" office:value="197052">
                <text:p>197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0">
                <text:p>1960</text:p>
              </table:table-cell>
              <table:table-cell office:value-type="float" office:value="272111">
                <text:p>272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7.2$Windows_X86_64 LibreOffice_project/e114eadc50a9ff8d8c8a0567d6da8f454beeb84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